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2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4<text:span text:style-name="T1">th</text:span> Marhc: <text:a xlink:href="http://www.jobs.ac.uk/job/AMT420/teaching-fellow-in-environmental-gis/" xlink:type="simple">http://www.jobs.ac.uk/job/AMT420/teaching-fellow-in-environmental-gis/</text:a></text:p>
          </table:table-cell>
          <table:covered-table-cell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check structur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4th march: <text:span text:style-name="T2"><text:a xlink:href="https://www.reading.ac.uk/15/about/jobs/about-job-details.aspx?vacancy_id=8339729qax" xlink:type="simple">https://www.reading.ac.uk/15/about/jobs/about-job-details.aspx?vacancy_id=8339729qax</text:a></text:span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check resolutiuon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th Feb: Job:http://admin.exeter.ac.uk/personnel/jobs/R51728.pdf</text:p>
          </table:table-cell>
          <table:covered-table-cell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Review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<text:span text:style-name="T1">th</text:span> March: <text:a xlink:href="https://www.reading.ac.uk/15/about/jobs/about-job-details.aspx?vacancy_id=4419499v21" xlink:type="simple">https://www.reading.ac.uk/15/about/jobs/about-job-details.aspx?vacancy_id=4419499v21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Plot Map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thesis guy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Add Bristol teaching to CV</text:p>
          </table:table-cell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0"/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9:02:36.66346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17T09:19:14.798217751</dc:date>
    <dc:creator>Douglas Kelley</dc:creator>
    <meta:editing-duration>P5DT12H48M29S</meta:editing-duration>
    <meta:editing-cycles>12</meta:editing-cycles>
    <meta:generator>LibreOffice/4.4.6.3$Linux_X86_64 LibreOffice_project/40m0$Build-3</meta:generator>
    <meta:document-statistic meta:table-count="2" meta:cell-count="32" meta:object-count="0"/>
  </office:meta>
</office:document-meta>
</file>